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e4" style:family="table-cell" style:parent-style-name="Default" style:data-style-name="N22"/>
    <style:style style:name="ce5" style:family="table-cell" style:parent-style-name="Default" style:data-style-name="N21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ACYR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394 USF MAIS DR MOACYR ANDRE GOME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ESF MAIS MOACYR I, 00015091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6H56M0S" table:style-name="ce3">
            <text:p>16:56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KLECIA FERREIRA DE LIMA</text:p>
          </table:table-cell>
          <table:table-cell office:value-type="date" office:date-value="2009-05-29T00:00:00" table:style-name="ce2">
            <text:p>29/05/2009</text:p>
          </table:table-cell>
          <table:table-cell office:value-type="string" table:style-name="ce1">
            <text:p>16 anos e 3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164.289.314-51</text:p>
          </table:table-cell>
          <table:table-cell office:value-type="float" office:value="898003038050794" table:style-name="ce1">
            <text:p>8,98003E+14</text:p>
          </table:table-cell>
          <table:table-cell office:value-type="string" table:style-name="ce1">
            <text:p>(81) 98692-70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uatorze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60</text:p>
          </table:table-cell>
          <table:table-cell office:value-type="date" office:date-value="2025-06-04T00:00:00" table:style-name="ce2">
            <text:p>04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VILA BATISTA DE ARAUJO BORGES</text:p>
          </table:table-cell>
          <table:table-cell office:value-type="date" office:date-value="2003-08-15T00:00:00" table:style-name="ce2">
            <text:p>15/08/2003</text:p>
          </table:table-cell>
          <table:table-cell office:value-type="string" table:style-name="ce1">
            <text:p>22 ano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76.607.244-52</text:p>
          </table:table-cell>
          <table:table-cell office:value-type="float" office:value="898000163877302" table:style-name="ce1">
            <text:p>8,98E+14</text:p>
          </table:table-cell>
          <table:table-cell office:value-type="string" table:style-name="ce1">
            <text:p>(81) 98331-036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rte miguel arraes de alencar</text:p>
          </table:table-cell>
          <table:table-cell office:value-type="float" office:value="4742" table:style-name="ce1">
            <text:p>474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0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0/50</text:p>
          </table:table-cell>
          <table:table-cell office:value-type="date" office:date-value="2025-06-18T00:00:00" table:style-name="ce2">
            <text:p>18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NGRID VICTORIA DA SILVA SANTOS</text:p>
          </table:table-cell>
          <table:table-cell office:value-type="date" office:date-value="2007-04-20T00:00:00" table:style-name="ce2">
            <text:p>20/04/2007</text:p>
          </table:table-cell>
          <table:table-cell office:value-type="string" table:style-name="ce1">
            <text:p>18 anos e 4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0.324.444-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361-23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uatorze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07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70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AIANA CARLA SANTANA DA SILVA</text:p>
          </table:table-cell>
          <table:table-cell office:value-type="date" office:date-value="2001-09-22T00:00:00" table:style-name="ce2">
            <text:p>22/09/2001</text:p>
          </table:table-cell>
          <table:table-cell office:value-type="string" table:style-name="ce1">
            <text:p>23 anos e 11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15.066.424-54</text:p>
          </table:table-cell>
          <table:table-cell office:value-type="float" office:value="702008326957586" table:style-name="ce1">
            <text:p>7,02008E+14</text:p>
          </table:table-cell>
          <table:table-cell office:value-type="string" table:style-name="ce1">
            <text:p>(81) 98412-8688</text:p>
          </table:table-cell>
          <table:table-cell office:value-type="string" table:style-name="ce1">
            <text:p>(81) 3268-7960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uatorze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070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70</text:p>
          </table:table-cell>
          <table:table-cell office:value-type="date" office:date-value="2025-07-09T00:00:00" table:style-name="ce2">
            <text:p>09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IZOMAR MARIA GOMES DA SILVA</text:p>
          </table:table-cell>
          <table:table-cell office:value-type="date" office:date-value="1998-09-29T00:00:00" table:style-name="ce2">
            <text:p>29/09/1998</text:p>
          </table:table-cell>
          <table:table-cell office:value-type="string" table:style-name="ce1">
            <text:p>26 anos e 11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4.052.534-01</text:p>
          </table:table-cell>
          <table:table-cell office:value-type="float" office:value="700004963117309" table:style-name="ce1">
            <text:p>7,00005E+14</text:p>
          </table:table-cell>
          <table:table-cell office:value-type="string" table:style-name="ce1">
            <text:p>(81) 92001-49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uatorze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07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6.75" table:style-name="ce1">
            <text:p>46,75</text:p>
          </table:table-cell>
          <table:table-cell office:value-type="float" office:value="151" table:style-name="ce1">
            <text:p>151</text:p>
          </table:table-cell>
          <table:table-cell office:value-type="date" office:date-value="2025-07-09T00:00:00" table:style-name="ce2">
            <text:p>09/07/2025</text:p>
          </table:table-cell>
          <table:table-cell office:value-type="string" table:style-name="ce1">
            <text:p>90/70</text:p>
          </table:table-cell>
          <table:table-cell office:value-type="date" office:date-value="2025-07-09T00:00:00" table:style-name="ce2">
            <text:p>09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HEVELLYN THANDARA MUNIZ DA ANUNCIACAO</text:p>
          </table:table-cell>
          <table:table-cell office:value-type="date" office:date-value="1999-05-24T00:00:00" table:style-name="ce2">
            <text:p>24/05/1999</text:p>
          </table:table-cell>
          <table:table-cell office:value-type="string" table:style-name="ce1">
            <text:p>26 anos e 3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92.943.584-29</text:p>
          </table:table-cell>
          <table:table-cell office:value-type="float" office:value="706509368403693" table:style-name="ce1">
            <text:p>7,06509E+14</text:p>
          </table:table-cell>
          <table:table-cell office:value-type="string" table:style-name="ce1">
            <text:p>(81) 99192-704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rincipal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E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040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9.7" table:style-name="ce1">
            <text:p>49,7</text:p>
          </table:table-cell>
          <table:table-cell office:value-type="float" office:value="170" table:style-name="ce1">
            <text:p>170</text:p>
          </table:table-cell>
          <table:table-cell office:value-type="date" office:date-value="2021-05-11T00:00:00" table:style-name="ce2">
            <text:p>11/05/2021</text:p>
          </table:table-cell>
          <table:table-cell office:value-type="string" table:style-name="ce1">
            <text:p>110/70</text:p>
          </table:table-cell>
          <table:table-cell office:value-type="date" office:date-value="2025-06-04T00:00:00" table:style-name="ce2">
            <text:p>04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NGRID BEATRIZ LIMA DA SILVA</text:p>
          </table:table-cell>
          <table:table-cell office:value-type="date" office:date-value="2005-07-20T00:00:00" table:style-name="ce2">
            <text:p>20/07/2005</text:p>
          </table:table-cell>
          <table:table-cell office:value-type="string" table:style-name="ce1">
            <text:p>20 anos e 1 mê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3.968.264-08</text:p>
          </table:table-cell>
          <table:table-cell office:value-type="float" office:value="898003459750997" table:style-name="ce1">
            <text:p>8,98003E+14</text:p>
          </table:table-cell>
          <table:table-cell office:value-type="string" table:style-name="ce1">
            <text:p>(81) 98480-42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rincipal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E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050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" table:style-name="ce1">
            <text:p>64</text:p>
          </table:table-cell>
          <table:table-cell office:value-type="float" office:value="160" table:style-name="ce1">
            <text:p>160</text:p>
          </table:table-cell>
          <table:table-cell office:value-type="date" office:date-value="2025-03-24T00:00:00" table:style-name="ce2">
            <text:p>24/03/2025</text:p>
          </table:table-cell>
          <table:table-cell office:value-type="string" table:style-name="ce1">
            <text:p>100/70</text:p>
          </table:table-cell>
          <table:table-cell office:value-type="date" office:date-value="2025-06-25T00:00:00" table:style-name="ce2">
            <text:p>25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MILE FERREIRA DA SILVA</text:p>
          </table:table-cell>
          <table:table-cell office:value-type="date" office:date-value="2005-04-12T00:00:00" table:style-name="ce2">
            <text:p>12/04/2005</text:p>
          </table:table-cell>
          <table:table-cell office:value-type="string" table:style-name="ce1">
            <text:p>20 anos e 4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6.233.744-70</text:p>
          </table:table-cell>
          <table:table-cell office:value-type="float" office:value="708606059520388" table:style-name="ce1">
            <text:p>7,08606E+14</text:p>
          </table:table-cell>
          <table:table-cell office:value-type="string" table:style-name="ce1">
            <text:p>(81) 99697-054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cília reis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046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.7" table:style-name="ce1">
            <text:p>85,7</text:p>
          </table:table-cell>
          <table:table-cell office:value-type="float" office:value="168" table:style-name="ce1">
            <text:p>168</text:p>
          </table:table-cell>
          <table:table-cell office:value-type="date" office:date-value="2023-06-13T00:00:00" table:style-name="ce2">
            <text:p>13/06/2023</text:p>
          </table:table-cell>
          <table:table-cell office:value-type="string" table:style-name="ce1">
            <text:p>110/70</text:p>
          </table:table-cell>
          <table:table-cell office:value-type="date" office:date-value="2023-06-13T00:00:00" table:style-name="ce2">
            <text:p>13/06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5" table:style-name="ce1">
            <text:p>15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YLA THAINA GOMES BARBOZA</text:p>
          </table:table-cell>
          <table:table-cell office:value-type="date" office:date-value="2002-11-03T00:00:00" table:style-name="ce2">
            <text:p>03/11/2002</text:p>
          </table:table-cell>
          <table:table-cell office:value-type="string" table:style-name="ce1">
            <text:p>22 anos e 9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5.287.184-61</text:p>
          </table:table-cell>
          <table:table-cell office:value-type="float" office:value="709202212772536" table:style-name="ce1">
            <text:p>7,09202E+14</text:p>
          </table:table-cell>
          <table:table-cell office:value-type="string" table:style-name="ce1">
            <text:p>(81) 99886-519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rincip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E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05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4.9" table:style-name="ce1">
            <text:p>54,9</text:p>
          </table:table-cell>
          <table:table-cell office:value-type="float" office:value="163" table:style-name="ce1">
            <text:p>163</text:p>
          </table:table-cell>
          <table:table-cell office:value-type="date" office:date-value="2025-04-28T00:00:00" table:style-name="ce2">
            <text:p>28/04/2025</text:p>
          </table:table-cell>
          <table:table-cell office:value-type="string" table:style-name="ce1">
            <text:p>120/80</text:p>
          </table:table-cell>
          <table:table-cell office:value-type="date" office:date-value="2025-05-16T00:00:00" table:style-name="ce2">
            <text:p>16/05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" table:style-name="ce1">
            <text:p>5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RISCILA FERNANDES DA SILVA</text:p>
          </table:table-cell>
          <table:table-cell office:value-type="date" office:date-value="1994-03-07T00:00:00" table:style-name="ce2">
            <text:p>07/03/1994</text:p>
          </table:table-cell>
          <table:table-cell office:value-type="string" table:style-name="ce1">
            <text:p>31 anos e 5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8107542959939" table:style-name="ce1">
            <text:p>7,08108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434-046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cília reis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0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2.3" table:style-name="ce1">
            <text:p>92,3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07T00:00:00" table:style-name="ce2">
            <text:p>07/08/2025</text:p>
          </table:table-cell>
          <table:table-cell office:value-type="string" table:style-name="ce1">
            <text:p>102/75</text:p>
          </table:table-cell>
          <table:table-cell office:value-type="date" office:date-value="2025-08-07T00:00:00" table:style-name="ce2">
            <text:p>07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RENDA MEDEIROS SIQUEIRA</text:p>
          </table:table-cell>
          <table:table-cell office:value-type="date" office:date-value="1999-05-26T00:00:00" table:style-name="ce2">
            <text:p>26/05/1999</text:p>
          </table:table-cell>
          <table:table-cell office:value-type="string" table:style-name="ce1">
            <text:p>26 anos e 3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8.097.624-14</text:p>
          </table:table-cell>
          <table:table-cell office:value-type="float" office:value="898002771832145" table:style-name="ce1">
            <text:p>8,98003E+14</text:p>
          </table:table-cell>
          <table:table-cell office:value-type="string" table:style-name="ce1">
            <text:p>(81) 98765-00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vo augusto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030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.900000000000006" table:style-name="ce1">
            <text:p>77,9</text:p>
          </table:table-cell>
          <table:table-cell office:value-type="float" office:value="164" table:style-name="ce1">
            <text:p>164</text:p>
          </table:table-cell>
          <table:table-cell office:value-type="date" office:date-value="2025-04-15T00:00:00" table:style-name="ce2">
            <text:p>15/04/2025</text:p>
          </table:table-cell>
          <table:table-cell office:value-type="string" table:style-name="ce1">
            <text:p>120/80</text:p>
          </table:table-cell>
          <table:table-cell office:value-type="date" office:date-value="2025-05-28T00:00:00" table:style-name="ce2">
            <text:p>28/05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ABRIELA MARIA DOS SANTOS</text:p>
          </table:table-cell>
          <table:table-cell office:value-type="date" office:date-value="1996-03-11T00:00:00" table:style-name="ce2">
            <text:p>11/03/1996</text:p>
          </table:table-cell>
          <table:table-cell office:value-type="string" table:style-name="ce1">
            <text:p>29 anos e 5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9.362.964-03</text:p>
          </table:table-cell>
          <table:table-cell office:value-type="float" office:value="705002657078554" table:style-name="ce1">
            <text:p>7,05003E+14</text:p>
          </table:table-cell>
          <table:table-cell office:value-type="string" table:style-name="ce1">
            <text:p>(81) 999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cília reis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0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5.3" table:style-name="ce1">
            <text:p>105,3</text:p>
          </table:table-cell>
          <table:table-cell office:value-type="float" office:value="172" table:style-name="ce1">
            <text:p>172</text:p>
          </table:table-cell>
          <table:table-cell office:value-type="date" office:date-value="2023-10-02T00:00:00" table:style-name="ce2">
            <text:p>02/10/2023</text:p>
          </table:table-cell>
          <table:table-cell office:value-type="string" table:style-name="ce1">
            <text:p>110/70</text:p>
          </table:table-cell>
          <table:table-cell office:value-type="date" office:date-value="2023-09-18T00:00:00" table:style-name="ce2">
            <text:p>18/09/2023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4" table:style-name="ce1">
            <text:p>12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ICOLE BETINE PARAISO DE FARIAS NUNES</text:p>
          </table:table-cell>
          <table:table-cell office:value-type="date" office:date-value="1993-04-11T00:00:00" table:style-name="ce2">
            <text:p>11/04/1993</text:p>
          </table:table-cell>
          <table:table-cell office:value-type="string" table:style-name="ce1">
            <text:p>32 anos e 4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102.816.314-25</text:p>
          </table:table-cell>
          <table:table-cell office:value-type="float" office:value="708204149171546" table:style-name="ce1">
            <text:p>7,08204E+14</text:p>
          </table:table-cell>
          <table:table-cell office:value-type="string" table:style-name="ce1">
            <text:p>(81) 99521-748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vo augusto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0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60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ATRICIA CARDOSO FELIX</text:p>
          </table:table-cell>
          <table:table-cell office:value-type="date" office:date-value="1992-05-30T00:00:00" table:style-name="ce2">
            <text:p>30/05/1992</text:p>
          </table:table-cell>
          <table:table-cell office:value-type="string" table:style-name="ce1">
            <text:p>33 anos e 3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54.630.337-57</text:p>
          </table:table-cell>
          <table:table-cell office:value-type="float" office:value="708309754651660" table:style-name="ce1">
            <text:p>7,0831E+14</text:p>
          </table:table-cell>
          <table:table-cell office:value-type="string" table:style-name="ce1">
            <text:p>(81) 99529-95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cides lima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220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2.2" table:style-name="ce1">
            <text:p>92,2</text:p>
          </table:table-cell>
          <table:table-cell office:value-type="float" office:value="176" table:style-name="ce1">
            <text:p>176</text:p>
          </table:table-cell>
          <table:table-cell office:value-type="date" office:date-value="2023-08-10T00:00:00" table:style-name="ce2">
            <text:p>10/08/2023</text:p>
          </table:table-cell>
          <table:table-cell office:value-type="string" table:style-name="ce1">
            <text:p>120/60</text:p>
          </table:table-cell>
          <table:table-cell office:value-type="date" office:date-value="2023-09-18T00:00:00" table:style-name="ce2">
            <text:p>18/09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2" table:style-name="ce1">
            <text:p>13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ANA SIQUEIRA DE OLIVEIRA</text:p>
          </table:table-cell>
          <table:table-cell office:value-type="date" office:date-value="1985-02-21T00:00:00" table:style-name="ce2">
            <text:p>21/02/1985</text:p>
          </table:table-cell>
          <table:table-cell office:value-type="string" table:style-name="ce1">
            <text:p>40 anos e 6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55.990.554-85</text:p>
          </table:table-cell>
          <table:table-cell office:value-type="float" office:value="700403958937544" table:style-name="ce1">
            <text:p>7,00404E+14</text:p>
          </table:table-cell>
          <table:table-cell office:value-type="string" table:style-name="ce1">
            <text:p>(81) 98443-4128</text:p>
          </table:table-cell>
          <table:table-cell office:value-type="string" table:style-name="ce1">
            <text:p>(81) 3442-9322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vo augusto</text:p>
          </table:table-cell>
          <table:table-cell office:value-type="string" table:style-name="ce1">
            <text:p>112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E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01-030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2.3" table:style-name="ce1">
            <text:p>102,3</text:p>
          </table:table-cell>
          <table:table-cell office:value-type="float" office:value="162" table:style-name="ce1">
            <text:p>162</text:p>
          </table:table-cell>
          <table:table-cell office:value-type="date" office:date-value="2024-12-20T00:00:00" table:style-name="ce2">
            <text:p>20/12/2024</text:p>
          </table:table-cell>
          <table:table-cell office:value-type="string" table:style-name="ce1">
            <text:p>110/70</text:p>
          </table:table-cell>
          <table:table-cell office:value-type="date" office:date-value="2024-12-20T00:00:00" table:style-name="ce2">
            <text:p>20/12/2024</text:p>
          </table:table-cell>
          <table:table-cell office:value-type="string" table:style-name="ce1">
            <text:p>Habitual</text:p>
          </table:table-cell>
          <table:table-cell office:value-type="float" office:value="79" table:style-name="ce1">
            <text:p>79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MILA MARIA DA SILVA</text:p>
          </table:table-cell>
          <table:table-cell office:value-type="date" office:date-value="2002-08-31T00:00:00" table:style-name="ce2">
            <text:p>31/08/2002</text:p>
          </table:table-cell>
          <table:table-cell office:value-type="string" table:style-name="ce1">
            <text:p>23 ano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6.689.634-84</text:p>
          </table:table-cell>
          <table:table-cell office:value-type="float" office:value="898003281052128" table:style-name="ce1">
            <text:p>8,98003E+14</text:p>
          </table:table-cell>
          <table:table-cell office:value-type="string" table:style-name="ce1">
            <text:p>(81) 98441-30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cambé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200</text:p>
          </table:table-cell>
          <table:table-cell office:value-type="float" office:value="24" table:style-name="ce1">
            <text:p>24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7" table:style-name="ce1">
            <text:p>64,7</text:p>
          </table:table-cell>
          <table:table-cell office:value-type="float" office:value="160" table:style-name="ce1">
            <text:p>160</text:p>
          </table:table-cell>
          <table:table-cell office:value-type="date" office:date-value="2022-09-08T00:00:00" table:style-name="ce2">
            <text:p>08/09/2022</text:p>
          </table:table-cell>
          <table:table-cell office:value-type="string" table:style-name="ce1">
            <text:p>120/60</text:p>
          </table:table-cell>
          <table:table-cell office:value-type="date" office:date-value="2022-09-13T00:00:00" table:style-name="ce2">
            <text:p>13/09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2" table:style-name="ce1">
            <text:p>19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CLARA RODRIGUES DE FRANCA</text:p>
          </table:table-cell>
          <table:table-cell office:value-type="date" office:date-value="1997-09-26T00:00:00" table:style-name="ce2">
            <text:p>26/09/1997</text:p>
          </table:table-cell>
          <table:table-cell office:value-type="string" table:style-name="ce1">
            <text:p>27 anos e 11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3.564.474-07</text:p>
          </table:table-cell>
          <table:table-cell office:value-type="float" office:value="700208445525223" table:style-name="ce1">
            <text:p>7,00208E+14</text:p>
          </table:table-cell>
          <table:table-cell office:value-type="string" table:style-name="ce1">
            <text:p>(81) 98301-95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 macaiba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ALTO J DO PINHO</text:p>
          </table:table-cell>
          <table:table-cell office:value-type="string" table:style-name="ce1">
            <text:p>CASA AMAREL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23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60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Habitual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NIELLE LUCIA DE SANTANA CUNHA</text:p>
          </table:table-cell>
          <table:table-cell office:value-type="date" office:date-value="2002-11-29T00:00:00" table:style-name="ce2">
            <text:p>29/11/2002</text:p>
          </table:table-cell>
          <table:table-cell office:value-type="string" table:style-name="ce1">
            <text:p>22 anos e 9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2.532.174-95</text:p>
          </table:table-cell>
          <table:table-cell office:value-type="float" office:value="898005837491106" table:style-name="ce1">
            <text:p>8,98006E+14</text:p>
          </table:table-cell>
          <table:table-cell office:value-type="string" table:style-name="ce1">
            <text:p>(81) 98696-0018</text:p>
          </table:table-cell>
          <table:table-cell office:value-type="string" table:style-name="ce1">
            <text:p>(81) 98696-0018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cambé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2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.2" table:style-name="ce1">
            <text:p>61,2</text:p>
          </table:table-cell>
          <table:table-cell office:value-type="float" office:value="160" table:style-name="ce1">
            <text:p>160</text:p>
          </table:table-cell>
          <table:table-cell office:value-type="date" office:date-value="2021-08-13T00:00:00" table:style-name="ce2">
            <text:p>13/08/2021</text:p>
          </table:table-cell>
          <table:table-cell office:value-type="string" table:style-name="ce1">
            <text:p>110/70</text:p>
          </table:table-cell>
          <table:table-cell office:value-type="date" office:date-value="2025-07-02T00:00:00" table:style-name="ce2">
            <text:p>02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IZANGELA MARIA RIBEIRO VIEIRA</text:p>
          </table:table-cell>
          <table:table-cell office:value-type="date" office:date-value="1983-07-12T00:00:00" table:style-name="ce2">
            <text:p>12/07/1983</text:p>
          </table:table-cell>
          <table:table-cell office:value-type="string" table:style-name="ce1">
            <text:p>42 anos e 1 mê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60.594.464-42</text:p>
          </table:table-cell>
          <table:table-cell office:value-type="float" office:value="898003441141026" table:style-name="ce1">
            <text:p>8,98003E+14</text:p>
          </table:table-cell>
          <table:table-cell office:value-type="string" table:style-name="ce1">
            <text:p>(81) 99349-44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Vespasiano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35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30/89</text:p>
          </table:table-cell>
          <table:table-cell office:value-type="date" office:date-value="2025-07-24T00:00:00" table:style-name="ce2">
            <text:p>24/07/2025</text:p>
          </table:table-cell>
          <table:table-cell office:value-type="string" table:style-name="ce1">
            <text:p>Habitual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NAINA SOARES DE SILVA</text:p>
          </table:table-cell>
          <table:table-cell office:value-type="date" office:date-value="1994-06-18T00:00:00" table:style-name="ce2">
            <text:p>18/06/1994</text:p>
          </table:table-cell>
          <table:table-cell office:value-type="string" table:style-name="ce1">
            <text:p>31 anos e 2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8.482.064-77</text:p>
          </table:table-cell>
          <table:table-cell office:value-type="float" office:value="700708918577778" table:style-name="ce1">
            <text:p>7,00709E+14</text:p>
          </table:table-cell>
          <table:table-cell office:value-type="string" table:style-name="ce1">
            <text:p>(81) 99954-60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ssurem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2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3.47" table:style-name="ce1">
            <text:p>83,47</text:p>
          </table:table-cell>
          <table:table-cell office:value-type="float" office:value="157" table:style-name="ce1">
            <text:p>157</text:p>
          </table:table-cell>
          <table:table-cell office:value-type="date" office:date-value="2022-08-11T00:00:00" table:style-name="ce2">
            <text:p>11/08/2022</text:p>
          </table:table-cell>
          <table:table-cell office:value-type="string" table:style-name="ce1">
            <text:p>120/90</text:p>
          </table:table-cell>
          <table:table-cell office:value-type="date" office:date-value="2022-08-11T00:00:00" table:style-name="ce2">
            <text:p>11/08/2022</text:p>
          </table:table-cell>
          <table:table-cell office:value-type="string" table:style-name="ce1">
            <text:p>Habitual</text:p>
          </table:table-cell>
          <table:table-cell office:value-type="float" office:value="197" table:style-name="ce1">
            <text:p>197</text:p>
          </table:table-cell>
          <table:table-cell office:value-type="float" office:value="5" table:style-name="ce1">
            <text:p>5</text:p>
          </table:table-cell>
          <table:table-cell office:value-type="float" office:value="197" table:style-name="ce1">
            <text:p>197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UENIA GOMES FREIRE</text:p>
          </table:table-cell>
          <table:table-cell office:value-type="date" office:date-value="1979-12-18T00:00:00" table:style-name="ce2">
            <text:p>18/12/1979</text:p>
          </table:table-cell>
          <table:table-cell office:value-type="string" table:style-name="ce1">
            <text:p>45 anos e 8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27.186.684-58</text:p>
          </table:table-cell>
          <table:table-cell office:value-type="float" office:value="705409415162491" table:style-name="ce1">
            <text:p>7,05409E+14</text:p>
          </table:table-cell>
          <table:table-cell office:value-type="string" table:style-name="ce1">
            <text:p>(81) 99939-7661</text:p>
          </table:table-cell>
          <table:table-cell office:value-type="string" table:style-name="ce1">
            <text:p>(81) 99939-7661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cambé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20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6" table:style-name="ce1">
            <text:p>106</text:p>
          </table:table-cell>
          <table:table-cell office:value-type="float" office:value="160" table:style-name="ce1">
            <text:p>160</text:p>
          </table:table-cell>
          <table:table-cell office:value-type="date" office:date-value="2023-12-18T00:00:00" table:style-name="ce2">
            <text:p>18/12/2023</text:p>
          </table:table-cell>
          <table:table-cell office:value-type="string" table:style-name="ce1">
            <text:p>130/80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EATRIZ ARIANE MATIAS</text:p>
          </table:table-cell>
          <table:table-cell office:value-type="date" office:date-value="2010-11-24T00:00:00" table:style-name="ce2">
            <text:p>24/11/2010</text:p>
          </table:table-cell>
          <table:table-cell office:value-type="string" table:style-name="ce1">
            <text:p>14 anos e 9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7.227.654-31</text:p>
          </table:table-cell>
          <table:table-cell office:value-type="float" office:value="898003862177841" table:style-name="ce1">
            <text:p>8,98004E+14</text:p>
          </table:table-cell>
          <table:table-cell office:value-type="string" table:style-name="ce1">
            <text:p>(81) 98840-92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União da vitória</text:p>
          </table:table-cell>
          <table:table-cell office:value-type="float" office:value="2863" table:style-name="ce1">
            <text:p>286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34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.3" table:style-name="ce1">
            <text:p>55,3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100/60</text:p>
          </table:table-cell>
          <table:table-cell office:value-type="date" office:date-value="2025-07-21T00:00:00" table:style-name="ce2">
            <text:p>21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NATALIA VANCILEIDE DA SILVA</text:p>
          </table:table-cell>
          <table:table-cell office:value-type="date" office:date-value="1989-03-05T00:00:00" table:style-name="ce2">
            <text:p>05/03/1989</text:p>
          </table:table-cell>
          <table:table-cell office:value-type="string" table:style-name="ce1">
            <text:p>36 anos e 5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75.578.054-02</text:p>
          </table:table-cell>
          <table:table-cell office:value-type="float" office:value="705001866609454" table:style-name="ce1">
            <text:p>7,05002E+14</text:p>
          </table:table-cell>
          <table:table-cell office:value-type="string" table:style-name="ce1">
            <text:p>(81) 99615-225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Casa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BARTOLOMEU</text:p>
          </table:table-cell>
          <table:table-cell office:value-type="string" table:style-name="ce1">
            <text:p>ALTO JOSE DA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0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8" table:style-name="ce1">
            <text:p>63,8</text:p>
          </table:table-cell>
          <table:table-cell office:value-type="float" office:value="155" table:style-name="ce1">
            <text:p>155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114/71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Habitual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ANE GALDINO DA SILVA</text:p>
          </table:table-cell>
          <table:table-cell office:value-type="date" office:date-value="1994-07-08T00:00:00" table:style-name="ce2">
            <text:p>08/07/1994</text:p>
          </table:table-cell>
          <table:table-cell office:value-type="string" table:style-name="ce1">
            <text:p>31 anos e 1 mê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0.079.204-08</text:p>
          </table:table-cell>
          <table:table-cell office:value-type="float" office:value="700507973604456" table:style-name="ce1">
            <text:p>7,00508E+14</text:p>
          </table:table-cell>
          <table:table-cell office:value-type="string" table:style-name="ce1">
            <text:p>(81) 98354-51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União da vitória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3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1970-11-01T00:00:00" table:style-name="ce4">
            <text:p>nov/70</text:p>
          </table:table-cell>
          <table:table-cell office:value-type="date" office:date-value="2023-11-13T00:00:00" table:style-name="ce2">
            <text:p>13/11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6" table:style-name="ce1">
            <text:p>12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AMARA FRANCISCA DOS SANTOS BATISTA</text:p>
          </table:table-cell>
          <table:table-cell office:value-type="date" office:date-value="1994-07-15T00:00:00" table:style-name="ce2">
            <text:p>15/07/1994</text:p>
          </table:table-cell>
          <table:table-cell office:value-type="string" table:style-name="ce1">
            <text:p>31 anos e 1 mê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9.458.354-27</text:p>
          </table:table-cell>
          <table:table-cell office:value-type="float" office:value="700201950849328" table:style-name="ce1">
            <text:p>7,00202E+14</text:p>
          </table:table-cell>
          <table:table-cell office:value-type="string" table:style-name="ce1">
            <text:p>(81) 99629-024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Cecília reis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041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.3" table:style-name="ce1">
            <text:p>60,3</text:p>
          </table:table-cell>
          <table:table-cell office:value-type="float" office:value="153" table:style-name="ce1">
            <text:p>153</text:p>
          </table:table-cell>
          <table:table-cell office:value-type="date" office:date-value="2023-02-01T00:00:00" table:style-name="ce2">
            <text:p>01/02/2023</text:p>
          </table:table-cell>
          <table:table-cell office:value-type="date" office:date-value="2025-07-11T00:00:00" table:style-name="ce5">
            <text:p>11/jul</text:p>
          </table:table-cell>
          <table:table-cell office:value-type="date" office:date-value="2023-02-01T00:00:00" table:style-name="ce2">
            <text:p>01/02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3" table:style-name="ce1">
            <text:p>17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TIANA SILVA DA COSTA</text:p>
          </table:table-cell>
          <table:table-cell office:value-type="date" office:date-value="1993-07-17T00:00:00" table:style-name="ce2">
            <text:p>17/07/1993</text:p>
          </table:table-cell>
          <table:table-cell office:value-type="string" table:style-name="ce1">
            <text:p>32 anos e 1 mê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04.932.094-84</text:p>
          </table:table-cell>
          <table:table-cell office:value-type="float" office:value="704801086387147" table:style-name="ce1">
            <text:p>7,04801E+14</text:p>
          </table:table-cell>
          <table:table-cell office:value-type="string" table:style-name="ce1">
            <text:p>(81) 98541-6214</text:p>
          </table:table-cell>
          <table:table-cell office:value-type="string" table:style-name="ce1">
            <text:p>(81) 8541-62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Arnaldo de moura leite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48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3.15" table:style-name="ce1">
            <text:p>93,15</text:p>
          </table:table-cell>
          <table:table-cell office:value-type="float" office:value="169" table:style-name="ce1">
            <text:p>169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120/70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Habitual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ABIANA VICENTE SOBRAL</text:p>
          </table:table-cell>
          <table:table-cell office:value-type="date" office:date-value="1986-03-23T00:00:00" table:style-name="ce2">
            <text:p>23/03/1986</text:p>
          </table:table-cell>
          <table:table-cell office:value-type="string" table:style-name="ce1">
            <text:p>39 anos e 5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0.999.774-40</text:p>
          </table:table-cell>
          <table:table-cell office:value-type="float" office:value="898003009598078" table:style-name="ce1">
            <text:p>8,98003E+14</text:p>
          </table:table-cell>
          <table:table-cell office:value-type="string" table:style-name="ce1">
            <text:p>(81) 98222-10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5/85</text:p>
          </table:table-cell>
          <table:table-cell office:value-type="date" office:date-value="2022-10-27T00:00:00" table:style-name="ce2">
            <text:p>27/10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5" table:style-name="ce1">
            <text:p>52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RISSA CLECIA SANTOS DE MOURA</text:p>
          </table:table-cell>
          <table:table-cell office:value-type="date" office:date-value="1983-11-05T00:00:00" table:style-name="ce2">
            <text:p>05/11/1983</text:p>
          </table:table-cell>
          <table:table-cell office:value-type="string" table:style-name="ce1">
            <text:p>41 anos e 9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0.558.574-35</text:p>
          </table:table-cell>
          <table:table-cell office:value-type="float" office:value="701805299718476" table:style-name="ce1">
            <text:p>7,01805E+14</text:p>
          </table:table-cell>
          <table:table-cell office:value-type="string" table:style-name="ce1">
            <text:p>(81) 999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30/80</text:p>
          </table:table-cell>
          <table:table-cell office:value-type="date" office:date-value="2024-03-22T00:00:00" table:style-name="ce2">
            <text:p>22/03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GERLANE DA SILVA COSTA</text:p>
          </table:table-cell>
          <table:table-cell office:value-type="date" office:date-value="1995-04-25T00:00:00" table:style-name="ce2">
            <text:p>25/04/1995</text:p>
          </table:table-cell>
          <table:table-cell office:value-type="string" table:style-name="ce1">
            <text:p>30 anos e 4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02.053.344-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929-635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1.5" table:style-name="ce1">
            <text:p>51,5</text:p>
          </table:table-cell>
          <table:table-cell office:value-type="float" office:value="152" table:style-name="ce1">
            <text:p>152</text:p>
          </table:table-cell>
          <table:table-cell office:value-type="date" office:date-value="2025-02-21T00:00:00" table:style-name="ce2">
            <text:p>21/02/2025</text:p>
          </table:table-cell>
          <table:table-cell office:value-type="string" table:style-name="ce1">
            <text:p>110/70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NA BRITO BATISTA DA SILVA</text:p>
          </table:table-cell>
          <table:table-cell office:value-type="date" office:date-value="2002-09-13T00:00:00" table:style-name="ce2">
            <text:p>13/09/2002</text:p>
          </table:table-cell>
          <table:table-cell office:value-type="string" table:style-name="ce1">
            <text:p>22 anos e 11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8.275.504-51</text:p>
          </table:table-cell>
          <table:table-cell office:value-type="float" office:value="702803636172569" table:style-name="ce1">
            <text:p>7,02804E+14</text:p>
          </table:table-cell>
          <table:table-cell office:value-type="string" table:style-name="ce1">
            <text:p>(81) 9610-12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" table:style-name="ce1">
            <text:p>74</text:p>
          </table:table-cell>
          <table:table-cell office:value-type="float" office:value="162" table:style-name="ce1">
            <text:p>162</text:p>
          </table:table-cell>
          <table:table-cell office:value-type="date" office:date-value="2024-06-14T00:00:00" table:style-name="ce2">
            <text:p>14/06/2024</text:p>
          </table:table-cell>
          <table:table-cell office:value-type="date" office:date-value="2025-08-13T00:00:00" table:style-name="ce5">
            <text:p>13/ago</text:p>
          </table:table-cell>
          <table:table-cell office:value-type="date" office:date-value="2024-06-14T00:00:00" table:style-name="ce2">
            <text:p>14/06/2024</text:p>
          </table:table-cell>
          <table:table-cell office:value-type="string" table:style-name="ce1">
            <text:p>Habitual</text:p>
          </table:table-cell>
          <table:table-cell office:value-type="float" office:value="155" table:style-name="ce1">
            <text:p>155</text:p>
          </table:table-cell>
          <table:table-cell office:value-type="float" office:value="2" table:style-name="ce1">
            <text:p>2</text:p>
          </table:table-cell>
          <table:table-cell office:value-type="float" office:value="154" table:style-name="ce1">
            <text:p>15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/</number:text>
      <number:month number:textual="true"/>
    </number:date-style>
    <number:date-style style:name="N22">
      <number:month number:textual="true"/>
      <number:text>/</number:text>
      <number:year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52:55Z</meta:creation-date>
    <dc:date>2025-09-16T19:52:55Z</dc:date>
  </office:meta>
</office:document-meta>
</file>